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1875in" fo:margin-left="0.0139in" fo:margin-right="4.7236in" table:align="margins"/>
    </style:style>
    <style:style style:name="Table1.A" style:family="table-column">
      <style:table-column-properties style:column-width="1.2118in" style:rel-column-width="1745*"/>
    </style:style>
    <style:style style:name="Table1.B" style:family="table-column">
      <style:table-column-properties style:column-width="0.9757in" style:rel-column-width="1405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4" style:family="table-cell">
      <style:table-cell-properties fo:padding="0.0382in" fo:border-left="0.0007in solid #000000" fo:border-right="none" fo:border-top="none" fo:border-bottom="0.0007in solid #000000"/>
    </style:style>
    <style:style style:name="Table1.B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-sided limits</text:p>
      <text:p text:style-name="Standard">limit from the left</text:p>
      <text:p text:style-name="Standard"><draw:frame draw:style-name="fr1" draw:name="Object1" text:anchor-type="as-char" svg:y="-0.1484in" svg:width="0.7008in" svg:height="0.3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Limit from the right</text:p>
      <text:p text:style-name="Standard"><draw:frame draw:style-name="fr1" draw:name="Object2" text:anchor-type="as-char" svg:y="-0.1484in" svg:width="0.7098in" svg:height="0.30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Ex. (Insert scan)</text:p>
      <text:p text:style-name="Standard">x → -2- <text:tab/>= 1</text:p>
      <text:p text:style-name="Standard">x → -2+<text:tab/>= 1</text:p>
      <text:p text:style-name="Standard">x → -2<text:tab/><text:tab/>= 1</text:p>
      <text:p text:style-name="Standard">x → 0-<text:tab/><text:tab/>= 2</text:p>
      <text:p text:style-name="Standard">x → 0+<text:tab/>= -1</text:p>
      <text:p text:style-name="Standard">x → 0<text:tab/><text:tab/>= D.N.E.</text:p>
      <text:p text:style-name="Standard">x → 3-<text:tab/><text:tab/>= -<text:span text:style-name="T1">∞</text:span></text:p>
      <text:p text:style-name="Standard">x → 3+<text:tab/>= -<text:span text:style-name="T1">∞</text:span></text:p>
      <text:p text:style-name="Standard">x → 3<text:tab/><text:tab/>= -<text:span text:style-name="T1">∞</text:span></text:p>
      <text:p text:style-name="Standard"><text:span text:style-name="T1"/></text:p>
      <text:p text:style-name="Standard"><text:span text:style-name="T1">Theorem: <text:tab/></text:span><text:span text:style-name="T1"><draw:frame draw:style-name="fr1" draw:name="Object3" text:anchor-type="as-char" svg:y="-0.1484in" svg:width="0.9453in" svg:height="0.295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if and only if</text:span></text:p>
      <text:p text:style-name="Standard"><text:span text:style-name="T1"><text:tab/><text:tab/></text:span><text:span text:style-name="T2"><draw:frame draw:style-name="fr1" draw:name="Object4" text:anchor-type="as-char" svg:y="-0.1484in" svg:width="2.1008in" svg:height="0.308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><text:span text:style-name="T2"/></text:p>
      <text:p text:style-name="Standard"><text:span text:style-name="T2">Ex.</text:span></text:p>
      <text:p text:style-name="Standard"><text:span text:style-name="T2"><text:tab/>Find </text:span><text:span text:style-name="T2"><draw:frame draw:style-name="fr1" draw:name="Object5" text:anchor-type="as-char" svg:y="-0.2681in" svg:width="1.4165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Standard"><text:span text:style-name="T2"><draw:frame draw:style-name="fr1" draw:name="Object6" text:anchor-type="as-char" svg:y="-0.2681in" svg:width="3.5563in" svg:height="0.4402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Standard"><text:span text:style-name="T2"/></text:p>
      <text:p text:style-name="Standard"><text:span text:style-name="T2">Ex.</text:span></text:p>
      <text:p text:style-name="Standard"><text:span text:style-name="T2"><text:tab/>Let </text:span><text:span text:style-name="T2"><draw:frame draw:style-name="fr1" draw:name="Object7" text:anchor-type="as-char" svg:y="-0.3929in" svg:width="1.9098in" svg:height="0.6874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Standard"/>
      <text:p text:style-name="Standard"><text:span text:style-name="T2"/></text:p>
      <text:p text:style-name="Standard"><text:span text:style-name="T2"/></text:p>
      <text:p text:style-name="Standard"><text:span text:style-name="T2">Continuity:</text:span></text:p>
      <text:p text:style-name="Standard"><text:span text:style-name="T2"><text:tab/>A function is continuous if you can draw it without lifting your pencil off the paper.</text:span></text:p>
      <text:p text:style-name="Standard"><text:span text:style-name="T2"/></text:p>
      <text:p text:style-name="Standard"><text:span text:style-name="T2">Continuity a point:</text:span></text:p>
      <text:p text:style-name="Standard"><text:span text:style-name="T2"><text:tab/>A function f(x) is continuous at x = c if</text:span></text:p>
      <text:list xml:id="list7321716085818559284" text:style-name="L1">
        <text:list-item>
          <text:list>
            <text:list-item>
              <text:list>
                <text:list-item>
                  <text:p text:style-name="P1"><text:span text:style-name="T2"><text:s text:c="2"/>f(c) is defined</text:span></text:p>
                </text:list-item>
                <text:list-item>
                  <text:p text:style-name="P1"><draw:frame draw:style-name="fr1" draw:name="Object8" text:anchor-type="as-char" svg:y="-0.1484in" svg:width="1.4654in" svg:height="0.3083in" draw:z-index="7"><draw:object xlink:href="./Object 8" xlink:type="simple" xlink:show="embed" xlink:actuate="onLoad"/><draw:image xlink:href="./ObjectReplacements/Object 8" xlink:type="simple" xlink:show="embed" xlink:actuate="onLoad"/></draw:frame></text:p>
                </text:list-item>
                <text:list-item>
                  <text:p text:style-name="P1"><text:soft-page-break/><draw:frame draw:style-name="fr1" draw:name="Object9" text:anchor-type="as-char" svg:y="-0.1484in" svg:width="1.178in" svg:height="0.2945in" draw:z-index="8"><draw:object xlink:href="./Object 9" xlink:type="simple" xlink:show="embed" xlink:actuate="onLoad"/><draw:image xlink:href="./ObjectReplacements/Object 9" xlink:type="simple" xlink:show="embed" xlink:actuate="onLoad"/></draw:frame></text:p>
                </text:list-item>
              </text:list>
            </text:list-item>
          </text:list>
        </text:list-item>
      </text:list>
      <text:p text:style-name="Standard">Two types of discontinuities:</text:p>
      <text:list xml:id="list5578831558458439141" text:style-name="L2">
        <text:list-item>
          <text:list>
            <text:list-item>
              <text:list>
                <text:list-item>
                  <text:p text:style-name="P2">Removable Discontinuities: Holes<text:line-break/><text:tab/>Limit exist</text:p>
                </text:list-item>
                <text:list-item>
                  <text:p text:style-name="P2">Non-removable Discontinuities: VAs or Jumps<text:line-break/> Limit does not exis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Graph: (Insert scan from lecture)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Discontinuities</text:p>
            </table:table-cell>
            <table:table-cell table:style-name="Table1.B1" office:value-type="string">
              <text:p text:style-name="P3">Removable?</text:p>
            </table:table-cell>
          </table:table-row>
        </table:table-header-rows>
        <table:table-row>
          <table:table-cell table:style-name="Table1.A2" office:value-type="string">
            <text:p text:style-name="P3">X = -2</text:p>
          </table:table-cell>
          <table:table-cell table:style-name="Table1.B2" office:value-type="string">
            <text:p text:style-name="P3">Yes</text:p>
          </table:table-cell>
        </table:table-row>
        <table:table-row>
          <table:table-cell table:style-name="Table1.A2" office:value-type="string">
            <text:p text:style-name="P3">X = 0</text:p>
          </table:table-cell>
          <table:table-cell table:style-name="Table1.B2" office:value-type="string">
            <text:p text:style-name="P3">No</text:p>
          </table:table-cell>
        </table:table-row>
        <table:table-row>
          <table:table-cell table:style-name="Table1.A4" office:value-type="string">
            <text:p text:style-name="P3">X = 3</text:p>
          </table:table-cell>
          <table:table-cell table:style-name="Table1.B4" office:value-type="string">
            <text:p text:style-name="P3">No</text:p>
          </table:table-cell>
        </table:table-row>
      </table:table>
      <text:p text:style-name="Standard"/>
      <text:p text:style-name="Standard">Intervals on which f(x) is continuous</text:p>
      <text:p text:style-name="Standard">(-inf, -2)U(-2, 0)U(0, 3)U(3, +inf)</text:p>
      <text:p text:style-name="Standard"/>
      <text:p text:style-name="Standard"/>
      <text:p text:style-name="Standard">Ex. Is f(x) = sin(1/x) continuous everywhe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29T11:10:08.09</meta:creation-date>
    <dc:date>2018-01-29T12:01:50.59</dc:date>
    <dc:creator>Timothy Cayer</dc:creator>
    <meta:editing-duration>PT51M41S</meta:editing-duration>
    <meta:editing-cycles>3</meta:editing-cycles>
    <meta:generator>OpenOffice/4.1.3$Win32 OpenOffice.org_project/413m1$Build-9783</meta:generator>
    <meta:document-statistic meta:table-count="1" meta:image-count="0" meta:object-count="9" meta:page-count="2" meta:paragraph-count="44" meta:word-count="160" meta:character-count="757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i>c</mi>
                <mrow>
                  <mtext>-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c rsup{"-"}} {f(x)}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i>c</mi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c rsup{"+"}} {f(x)}</annotation>
  </semantics>
</math>
</file>

<file path=Object 3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i>c</mi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lim csub {x toward c} {f(x)} = L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sup>
                  <mi>c</mi>
                  <mrow>
                    <mtext>-</mtext>
                  </mrow>
                </msup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  <mtext>and</mtext>
      <mrow>
        <mrow>
          <munder>
            <mi>lim</mi>
            <mrow>
              <mrow>
                <mi>x</mi>
                <mo stretchy="false">→</mo>
                <msup>
                  <mi>c</mi>
                  <mrow>
                    <mtext>+</mtext>
                  </mrow>
                </msup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lim csub {x toward c rsup{"-"}} {f(x)} = L "and" lim csub {x toward c rsup{"+"}} {f(x)} = L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sup>
                    <mn>2</mn>
                    <mrow>
                      <mtext>+</mtext>
                    </mrow>
                  </msup>
                </mrow>
              </mrow>
            </mrow>
          </munder>
          <mrow>
            <mfrac>
              <mrow>
                <mrow>
                  <mrow>
                    <msup>
                      <mi>x</mi>
                      <mrow>
                        <mn>2</mn>
                      </mrow>
                    </msup>
                    <mo stretchy="false">+</mo>
                    <mn>3x</mn>
                  </mrow>
                  <mo stretchy="false">+</mo>
                  <mn>2</mn>
                </mrow>
              </mrow>
              <mrow>
                <mrow>
                  <msup>
                    <mi>x</mi>
                    <mrow>
                      <mn>2</mn>
                    </mrow>
                  </msup>
                  <mo stretchy="false">−</mo>
                  <mn>4</mn>
                </mrow>
              </mrow>
            </mfrac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lim csub {x toward -2 rsup{"+"}} {{x^{2} + 3x + 2} over {x^{2} - 4}} = {1} over {4}</annotation>
  </semantics>
</math>
</file>

<file path=Object 6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3x</mn>
                      </mrow>
                      <mo stretchy="false">+</mo>
                      <mn>2</mn>
                    </mrow>
                  </mrow>
                  <mrow>
                    <mrow>
                      <msup>
                        <mi>x</mi>
                        <mrow>
                          <mn>2</mn>
                        </mrow>
                      </msup>
                      <mo stretchy="false">−</mo>
                      <mn>4</mn>
                    </mrow>
                  </mrow>
                </mfrac>
              </mrow>
            </mrow>
            <mo stretchy="false">=</mo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2</mn>
                    </mrow>
                  </mrow>
                </mrow>
              </munder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stretchy="false">)</mo>
                    </mrow>
                  </mrow>
                </mfrac>
              </mrow>
            </mrow>
          </mrow>
          <mo stretchy="false">=</mo>
          <mrow>
            <munder>
              <mi>lim</mi>
              <mrow>
                <mrow>
                  <mi>x</mi>
                  <mo stretchy="false">→</mo>
                  <mrow>
                    <mo stretchy="false">−</mo>
                    <mn>2</mn>
                  </mrow>
                </mrow>
              </mrow>
            </munder>
            <mrow>
              <mfrac>
                <mrow>
                  <mrow>
                    <mi>x</mi>
                    <mo stretchy="false">+</mo>
                    <mn>1</mn>
                  </mrow>
                </mrow>
                <mrow>
                  <mrow>
                    <mi>x</mi>
                    <mo stretchy="false">−</mo>
                    <mn>2</mn>
                  </mrow>
                </mrow>
              </mfrac>
            </mrow>
          </mrow>
        </mrow>
        <mo stretchy="false">=</mo>
        <mfrac>
          <mrow>
            <mn>1</mn>
          </mrow>
          <mrow>
            <mn>4</mn>
          </mrow>
        </mfrac>
      </mrow>
    </mrow>
    <annotation encoding="StarMath 5.0">lim csub {x toward -2} {{x^{2} + 3x + 2} over {x^{2} - 4}} = lim csub {x toward -2} {{(x+2)(x+1)} over {(x+2)(x-2)}} = lim csub {x toward -2} {{x+1} over {x-2}} = {1} over {4}</annotation>
  </semantics>
</math>
</file>

<file path=Object 7/content.xml><?xml version="1.0" encoding="utf-8"?>
<math xmlns="http://www.w3.org/1998/Math/MathML">
  <semantics>
    <mrow>
      <mrow>
        <mrow>
          <mi>f</mi>
          <mrow>
            <mo stretchy="false">(</mo>
            <mrow>
              <mi>x</mi>
            </mrow>
            <mo stretchy="false">)</mo>
          </mrow>
        </mrow>
        <mo stretchy="false">=</mo>
        <mrow>
          <mo stretchy="true">{</mo>
          <mrow>
            <mtable>
              <mtr>
                <mtd>
                  <mrow>
                    <mi>sin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  <mtd>
                  <mrow>
                    <mtext>if</mtext>
                    <mrow>
                      <mi>x</mi>
                      <mo stretchy="false">≤</mo>
                      <mn>0</mn>
                    </mrow>
                  </mrow>
                </mtd>
              </mtr>
              <mtr>
                <mtd>
                  <mrow>
                    <mrow>
                      <msup>
                        <mi>x</mi>
                        <mrow>
                          <mn>2</mn>
                        </mrow>
                      </msup>
                      <mo stretchy="false">−</mo>
                      <mn>1</mn>
                    </mrow>
                  </mrow>
                </mtd>
                <mtd>
                  <mrow>
                    <mtext>if</mtext>
                    <mrow>
                      <mrow>
                        <mn>0</mn>
                        <mo stretchy="false">&lt;</mo>
                        <mi>x</mi>
                      </mrow>
                      <mo stretchy="false">≤</mo>
                      <mn>2</mn>
                    </mrow>
                  </mrow>
                </mtd>
              </mtr>
              <mtr>
                <mtd>
                  <mrow>
                    <mrow>
                      <mn>3x</mn>
                      <mo stretchy="false">−</mo>
                      <mn>3</mn>
                    </mrow>
                  </mrow>
                </mtd>
                <mtd>
                  <mrow>
                    <mtext>if</mtext>
                    <mrow>
                      <mi>x</mi>
                      <mo stretchy="false">≥</mo>
                      <mn>2</mn>
                    </mrow>
                  </mrow>
                </mtd>
              </mtr>
            </mtable>
          </mrow>
        </mrow>
      </mrow>
    </mrow>
    <annotation encoding="StarMath 5.0">{f(x)} = left lbrace matrix{sin(x) # "if" x &lt;= 0 ## x^{2}-1 # "if" 0 &lt; x &lt;= 2 ## 3x-3 # "if" x &gt;= 2}
right none</annotation>
  </semantics>
</math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i>c</mi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under>
                <mi>lim</mi>
                <mrow>
                  <mrow>
                    <mi>x</mi>
                    <mo stretchy="false">→</mo>
                    <msup>
                      <mi>c</mi>
                      <mrow>
                        <mtext>+</mtext>
                      </mrow>
                    </msup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</mrow>
    </mrow>
    <annotation encoding="StarMath 5.0">lim csub {x toward c rsup{"-"}} {f(x) = lim csub {x toward c rsup{"+"}} {f(x)}}</annotation>
  </semantics>
</math>
</file>

<file path=Object 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c</mi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i>f</mi>
          </mrow>
          <mrow>
            <mo stretchy="false">(</mo>
            <mrow>
              <mi>c</mi>
            </mrow>
            <mo stretchy="false">)</mo>
          </mrow>
        </mrow>
      </mrow>
    </mrow>
    <annotation encoding="StarMath 5.0">lim csub {x toward c} {f(x) = f(c)}</annotation>
  </semantics>
</math>
</file>